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32e" officeooo:paragraph-rsid="0008332e"/>
    </style:style>
    <style:style style:name="P2" style:family="paragraph" style:parent-style-name="Standard">
      <style:text-properties fo:font-weight="bold" officeooo:rsid="0008332e" officeooo:paragraph-rsid="0008332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seudo-code for getTimeFromUser function</text:p>
      <text:p text:style-name="P1"/>
      <text:p text:style-name="P1"><text:s/>bool getTimeFromUser(struct Time &amp;time);</text:p>
      <text:p text:style-name="P1"><text:tab/></text:p>
      <text:p text:style-name="P1"><text:tab/>string timer;</text:p>
      <text:p text:style-name="P1"><text:tab/>getline timer;</text:p>
      <text:p text:style-name="P1"><text:tab/>&lt;check format of timer&gt;</text:p>
      <text:p text:style-name="P1"><text:tab/>if(timer.length() &lt; 8)</text:p>
      <text:p text:style-name="P1"><text:tab/><text:tab/></text:p>
      <text:p text:style-name="P1"><text:tab/><text:tab/>then:</text:p>
      <text:p text:style-name="P1"><text:tab/><text:tab/>return false;</text:p>
      <text:p text:style-name="P1"><text:tab/>else</text:p>
      <text:p text:style-name="P1"><text:tab/><text:tab/>continue</text:p>
      <text:p text:style-name="P1"><text:tab/><text:tab/>assign string values to integers by converting them</text:p>
      <text:p text:style-name="P1"/>
      <text:p text:style-name="P1"><text:tab/>&lt;check boundaries of time&gt;</text:p>
      <text:p text:style-name="P1"><text:tab/><text:tab/>if(boundaries are right)</text:p>
      <text:p text:style-name="P1"><text:tab/><text:tab/>then:</text:p>
      <text:p text:style-name="P1"><text:tab/><text:tab/>return true;</text:p>
      <text:p text:style-name="P1"><text:tab/><text:tab/></text:p>
      <text:p text:style-name="P1"><text:tab/><text:tab/>else</text:p>
      <text:p text:style-name="P1"><text:tab/><text:tab/>return false;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7:27:40.494344092</meta:creation-date>
    <dc:date>2016-10-12T17:35:04.477547844</dc:date>
    <meta:editing-duration>PT7M25S</meta:editing-duration>
    <meta:editing-cycles>1</meta:editing-cycles>
    <meta:document-statistic meta:table-count="0" meta:image-count="0" meta:object-count="0" meta:page-count="1" meta:paragraph-count="22" meta:word-count="45" meta:character-count="349" meta:non-whitespace-character-count="289"/>
    <meta:generator>LibreOffice/5.1.4.2$Linux_X86_64 LibreOffice_project/10m0$Build-2</meta:generator>
  </office:meta>
</office:document-meta>
</file>